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Search head port 8089 Indexer port 9997 Universal forwarder</text:p>
      <text:p text:style-name="Normal"/>
      <text:p text:style-name="Normal">GUI On search head distributed search &gt; search peer &gt; Private IP of Indexer:8089</text:p>
      <text:p text:style-name="Normal"/>
      <text:p text:style-name="Normal">GUI On the indexer forwarding and receiving &gt; receiving port 9997 from universal forwarder</text:p>
      <text:p text:style-name="Normal"><text:s text:c="81"/>&gt; forwarding port 8089 to search head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abatunde kuye</meta:initial-creator>
    <dc:creator>babatunde kuye</dc:creator>
    <meta:creation-date>2024-09-21T13:26:00Z</meta:creation-date>
    <dc:date>2024-09-21T13:32:00Z</dc:date>
    <meta:template xlink:href="Normal" xlink:type="simple"/>
    <meta:editing-cycles>1</meta:editing-cycles>
    <meta:editing-duration>PT360S</meta:editing-duration>
    <meta:document-statistic meta:page-count="1" meta:paragraph-count="1" meta:word-count="52" meta:character-count="352" meta:row-count="2" meta:non-whitespace-character-count="301"/>
  </office:meta>
</office:document-meta>
</file>